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ova Cond" svg:font-family="Arial Nova Cond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 Nova Cond" style:font-name-complex="Times New Roman" fo:font-weight="bold" style:font-weight-asian="bold" style:font-weight-complex="bold" fo:font-size="9pt" style:font-size-asian="9pt" style:font-size-complex="9pt"/>
    </style:style>
    <style:style style:name="P3" style:parent-style-name="Normal" style:family="paragraph">
      <style:text-properties style:font-name="Arial Nova Cond" style:font-name-complex="Times New Roman" fo:color="#E7E6E6" fo:font-size="9pt" style:font-size-asian="9pt" style:font-size-complex="9pt"/>
    </style:style>
    <style:style style:name="P4" style:parent-style-name="Normal" style:family="paragraph">
      <style:text-properties style:font-name="Arial Nova Cond" style:font-name-complex="Times New Roman" fo:font-weight="bold" style:font-weight-asian="bold" style:font-weight-complex="bold" fo:font-size="9pt" style:font-size-asian="9pt" style:font-size-complex="9pt"/>
    </style:style>
    <style:style style:name="P5" style:parent-style-name="Normal" style:family="paragraph">
      <style:text-properties style:font-name="Arial Nova Cond" style:font-name-complex="Times New Roman" fo:color="#000000" fo:font-size="9pt" style:font-size-asian="9pt" style:font-size-complex="9pt"/>
    </style:style>
    <style:style style:name="P6" style:parent-style-name="Normal" style:family="paragraph">
      <style:text-properties style:font-name="Arial Nova Cond" style:font-name-complex="Times New Roman" fo:color="#000000" fo:font-size="9pt" style:font-size-asian="9pt" style:font-size-complex="9pt"/>
    </style:style>
    <style:style style:family="graphic" style:name="a37">
      <style:graphic-properties style:wrap="run-through" style:run-through="foreground" draw:fill="none" draw:stroke="dash" draw:stroke-dash="a36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dash" draw:stroke-dash="a38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595959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dash" draw:stroke-dash="a24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dash" draw:stroke-dash="a26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dash" draw:stroke-dash="a28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3b3838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dash" draw:stroke-dash="a14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none" draw:stroke="solid" svg:stroke-width="0.0625in" svg:stroke-color="#7f7f7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style:wrap="run-through" style:run-through="background" fo:clip="rect(0in, 1.41707in, 1.26077in, 0in)" style:horizontal-rel="page-content" style:vertical-rel="paragraph" style:horizontal-pos="center" style:vertical-pos="from-top"/>
    </style:style>
    <style:style style:family="graphic" style:name="a18">
      <style:graphic-properties style:wrap="run-through" style:run-through="foreground" draw:fill="none" draw:stroke="dash" draw:stroke-dash="a17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dash" draw:stroke-dash="a1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dash" draw:stroke-dash="a40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dash" draw:stroke-dash="a3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dash" draw:stroke-dash="a42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dash" draw:stroke-dash="a5" svg:stroke-width="0.01042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dash" draw:stroke-dash="a44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e7e6e6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dash" draw:stroke-dash="a30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dash" draw:stroke-dash="a32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dash" draw:stroke-dash="a34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73600" draw:id="id0" draw:style-name="a0" draw:name="Tekstfelt 18" text:anchor-type="paragraph" svg:x="3.39537in" svg:y="2.54359in" svg:width="1.55417in" svg:height="0.28681in" style:rel-width="scale" style:rel-height="scale"><draw:text-box><text:p text:style-name="P2">Brain Signal Sources</text:p></draw:text-box><svg:title/><svg:desc/></draw:frame><draw:connector draw:type="line" svg:x1="4.96215in" svg:y1="0.67813in" svg:x2="4.38437in" svg:y2="1.22257in" draw:z-index="251716608" draw:id="id1" draw:style-name="a2" draw:name="Lige forbindelse 47" text:anchor-type="paragraph"><svg:title/><svg:desc/></draw:connector><draw:connector draw:type="line" svg:x1="3.62917in" svg:y1="0.31354in" svg:x2="3.3375in" svg:y2="1.72743in" draw:z-index="251707392" draw:id="id2" draw:style-name="a4" draw:name="Lige forbindelse 41" text:anchor-type="paragraph"><svg:title/><svg:desc/></draw:connector><draw:connector draw:type="line" svg:x1="4.38958in" svg:y1="1.225in" svg:x2="5.00417in" svg:y2="1.29236in" draw:z-index="251714560" draw:id="id3" draw:style-name="a6" draw:name="Lige forbindelse 46" text:anchor-type="paragraph"><svg:title/><svg:desc/></draw:connector><draw:frame draw:z-index="251719680" draw:id="id4" draw:style-name="a7" draw:name="Tekstfelt 49" text:anchor-type="paragraph" svg:x="4.28437in" svg:y="0.51771in" svg:width="0.52431in" svg:height="0.28681in" style:rel-width="scale" style:rel-height="scale"><draw:text-box><text:p text:style-name="P3">Noise</text:p></draw:text-box><svg:title/><svg:desc/></draw:frame><draw:connector draw:type="line" svg:x1="4.52465in" svg:y1="0.71944in" svg:x2="4.52465in" svg:y2="1.06597in" draw:z-index="251721728" draw:id="id5" draw:style-name="a9" draw:name="Lige pilforbindelse 52" text:anchor-type="paragraph"><svg:title/><svg:desc/></draw:connector><draw:connector draw:type="line" svg:x1="3.60833in" svg:y1="1.24583in" svg:x2="3.60833in" svg:y2="1.67292in" draw:z-index="251717632" draw:id="id6" draw:style-name="a11" draw:name="Lige pilforbindelse 48" text:anchor-type="paragraph"><svg:title/><svg:desc/></draw:connector><draw:connector draw:type="line" svg:x1="5.06667in" svg:y1="2.47847in" svg:x2="3.32361in" svg:y2="1.72431in" draw:z-index="251712512" draw:id="id7" draw:style-name="a13" draw:name="Lige forbindelse 45" text:anchor-type="paragraph"><svg:title/><svg:desc/></draw:connector><draw:connector draw:type="line" svg:x1="2.20556in" svg:y1="2.95764in" svg:x2="2.64306in" svg:y2="2.68333in" draw:z-index="251710464" draw:id="id8" draw:style-name="a15" draw:name="Lige forbindelse 44" text:anchor-type="paragraph"><svg:title/><svg:desc/></draw:connector><draw:custom-shape svg:x="2.70556in" svg:y="1.24931in" svg:width="3.00694in" svg:height="1.87778in" draw:z-index="251708416" draw:id="id9" draw:style-name="a16" draw:name="Kombinationstegning: figur 43" text:anchor-type="paragraph"><svg:title/><svg:desc/><draw:enhanced-geometry draw:type="non-primitive" svg:viewBox="0 0 2749550 1717333" draw:enhanced-path="M 0 1717333 C 32808 1438991 65617 1160650 196850 942633 328083 724616 560917 553166 787400 409233 1013883 265300 1295400 145708 1555750 79033 1816100 12358 2150533 -16217 2349500 9183 2548467 34583 2649008 133008 2749550 231433 N" draw:text-areas="?f32 ?f34 ?f33 ?f35" draw:glue-points="?f20 ?f21 ?f22 ?f23 ?f24 ?f25 ?f26 ?f27 ?f28 ?f29 ?f30 ?f31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49550"/><draw:equation draw:name="f7" draw:formula="?f4 / 1717333"/><draw:equation draw:name="f8" draw:formula="0 * ?f5 / 2749550"/><draw:equation draw:name="f9" draw:formula="1717333 * ?f4 / 1717333"/><draw:equation draw:name="f10" draw:formula="196850 * ?f5 / 2749550"/><draw:equation draw:name="f11" draw:formula="942633 * ?f4 / 1717333"/><draw:equation draw:name="f12" draw:formula="787400 * ?f5 / 2749550"/><draw:equation draw:name="f13" draw:formula="409233 * ?f4 / 1717333"/><draw:equation draw:name="f14" draw:formula="1555750 * ?f5 / 2749550"/><draw:equation draw:name="f15" draw:formula="79033 * ?f4 / 1717333"/><draw:equation draw:name="f16" draw:formula="2349500 * ?f5 / 2749550"/><draw:equation draw:name="f17" draw:formula="9183 * ?f4 / 1717333"/><draw:equation draw:name="f18" draw:formula="2749550 * ?f5 / 2749550"/><draw:equation draw:name="f19" draw:formula="231433 * ?f4 / 1717333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6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onnector draw:type="line" svg:x1="2.80587in" svg:y1="3.13117in" svg:x2="2.65309in" svg:y2="2.69437in" draw:z-index="251705344" draw:id="id10" draw:style-name="a18" draw:name="Lige forbindelse 40" text:anchor-type="paragraph"><svg:title/><svg:desc/></draw:connector><draw:frame draw:z-index="251675648" draw:id="id11" draw:style-name="a19" draw:transform="translate(-0.77708in -0.1434in) rotate(-5.37082) translate(2.99269in 1.84144in)" draw:name="Tekstfelt 19" text:anchor-type="paragraph" svg:width="1.55417in" svg:height="0.28681in" style:rel-width="scale" style:rel-height="scale"><draw:text-box><text:p text:style-name="P4">Scalp Sensors</text:p></draw:text-box><svg:title/><svg:desc/></draw:frame><draw:connector draw:type="line" svg:x1="3.89567in" svg:y1="1.05575in" svg:x2="3.89567in" svg:y2="1.40228in" draw:z-index="251703296" draw:id="id12" draw:style-name="a21" draw:name="Lige pilforbindelse 39" text:anchor-type="paragraph"><svg:title/><svg:desc/></draw:connector><draw:frame draw:z-index="251699200" draw:id="id13" draw:style-name="a22" draw:name="Tekstfelt 32" text:anchor-type="paragraph" svg:x="3.38593in" svg:y="1.04474in" svg:width="0.52431in" svg:height="0.28681in" style:rel-width="scale" style:rel-height="scale"><draw:text-box><text:p text:style-name="P5">Skull<text:s/></text:p></draw:text-box><svg:title/><svg:desc/></draw:frame><draw:frame draw:z-index="251701248" draw:id="id14" draw:style-name="a23" draw:name="Tekstfelt 33" text:anchor-type="paragraph" svg:x="3.65998in" svg:y="0.86416in" svg:width="0.52431in" svg:height="0.28681in" style:rel-width="scale" style:rel-height="scale"><draw:text-box><text:p text:style-name="P6">Scalp<text:s/></text:p></draw:text-box><svg:title/><svg:desc/></draw:frame><draw:connector draw:type="line" svg:x1="3.434in" svg:y1="2.93101in" svg:x2="3.32636in" svg:y2="1.72407in" draw:z-index="251697152" draw:id="id15" draw:style-name="a25" draw:name="Lige forbindelse 30" text:anchor-type="paragraph"><svg:title/><svg:desc/></draw:connector><draw:connector draw:type="line" svg:x1="4.77179in" svg:y1="2.03561in" svg:x2="4.38082in" svg:y2="1.20922in" draw:z-index="251695104" draw:id="id16" draw:style-name="a27" draw:name="Lige forbindelse 29" text:anchor-type="paragraph"><svg:title/><svg:desc/></draw:connector><draw:connector draw:type="line" svg:x1="3.43527in" svg:y1="2.18727in" svg:x2="4.37555in" svg:y2="1.22407in" draw:z-index="251691008" draw:id="id17" draw:style-name="a29" draw:name="Lige forbindelse 27" text:anchor-type="paragraph"><svg:title/><svg:desc/></draw:connector><draw:connector draw:type="line" svg:x1="3.83558in" svg:y1="2.40679in" svg:x2="4.38072in" svg:y2="1.22554in" draw:z-index="251693056" draw:id="id18" draw:style-name="a31" draw:name="Lige forbindelse 28" text:anchor-type="paragraph"><svg:title/><svg:desc/></draw:connector><draw:connector draw:type="line" svg:x1="4.40461in" svg:y1="1.84759in" svg:x2="4.39072in" svg:y2="1.21912in" draw:z-index="251688960" draw:id="id19" draw:style-name="a33" draw:name="Lige forbindelse 26" text:anchor-type="paragraph"><svg:title/><svg:desc/></draw:connector><draw:connector draw:type="line" svg:x1="4.40501in" svg:y1="1.86236in" svg:x2="3.33626in" svg:y2="1.72902in" draw:z-index="251686912" draw:id="id20" draw:style-name="a35" draw:name="Lige forbindelse 25" text:anchor-type="paragraph"><svg:title/><svg:desc/></draw:connector><draw:connector draw:type="line" svg:x1="3.83599in" svg:y1="2.44143in" svg:x2="3.32141in" svg:y2="1.72407in" draw:z-index="251684864" draw:id="id21" draw:style-name="a37" draw:name="Lige forbindelse 24" text:anchor-type="paragraph"><svg:title/><svg:desc/></draw:connector><draw:connector draw:type="line" svg:x1="3.42948in" svg:y1="2.94099in" svg:x2="2.65309in" svg:y2="2.69932in" draw:z-index="251676672" draw:id="id22" draw:style-name="a39" draw:name="Lige forbindelse 20" text:anchor-type="paragraph"><svg:title/><svg:desc/></draw:connector><draw:connector draw:type="line" svg:x1="3.83078in" svg:y1="2.42704in" svg:x2="2.64814in" svg:y2="2.68885in" draw:z-index="251678720" draw:id="id23" draw:style-name="a41" draw:name="Lige forbindelse 21" text:anchor-type="paragraph"><svg:title/><svg:desc/></draw:connector><draw:connector draw:type="line" svg:x1="3.41499in" svg:y1="2.20922in" svg:x2="2.65804in" svg:y2="2.67936in" draw:z-index="251680768" draw:id="id24" draw:style-name="a43" draw:name="Lige forbindelse 22" text:anchor-type="paragraph"><svg:title/><svg:desc/></draw:connector><draw:connector draw:type="line" svg:x1="3.42836in" svg:y1="2.19351in" svg:x2="3.32141in" svg:y2="1.72407in" draw:z-index="251682816" draw:id="id25" draw:style-name="a45" draw:name="Lige forbindelse 23" text:anchor-type="paragraph"><svg:title/><svg:desc/></draw:connector><draw:custom-shape svg:width="0.1375in" svg:height="0.19028in" draw:z-index="251668480" draw:id="id26" draw:style-name="a46" draw:transform="translate(-0.06875in -0.09514in) rotate(-1.83042) translate(2.53056in 2.66181in)" draw:name="Ligebenet trekant 15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1375in" svg:height="0.19028in" draw:z-index="251670528" draw:id="id27" draw:style-name="a47" draw:transform="translate(-0.06875in -0.09514in) rotate(-2.81429) translate(4.34981in 1.11517in)" draw:name="Ligebenet trekant 16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1375in" svg:height="0.19028in" draw:z-index="251672576" draw:id="id28" draw:style-name="a48" draw:transform="translate(-0.06875in -0.09514in) rotate(-2.41748) translate(3.25347in 1.64922in)" draw:name="Ligebenet trekant 17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x="4.36427in" svg:y="1.81594in" svg:width="0.08889in" svg:height="0.08264in" draw:z-index="251667456" draw:id="id29" draw:style-name="a49" draw:name="Ellipse 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8971in" svg:y="2.38072in" svg:width="0.08889in" svg:height="0.08264in" draw:z-index="251665408" draw:id="id30" draw:style-name="a50" draw:name="Ellipse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8333in" svg:y="2.89986in" svg:width="0.08889in" svg:height="0.08264in" draw:z-index="251663360" draw:id="id31" draw:style-name="a51" draw:name="Ellipse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8385in" svg:y="2.15292in" svg:width="0.08889in" svg:height="0.08264in" draw:z-index="251661312" draw:id="id32" draw:style-name="a52" draw:name="Ellipse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58240" draw:style-name="a53" draw:name="Billede 1" text:anchor-type="paragraph" svg:x="0in" svg:y="1.1in" svg:width="2.79167in" svg:height="2.03125in" style:rel-width="scale" style:rel-height="scale"><draw:image xlink:href="media/image1.png" xlink:type="simple" xlink:show="embed" xlink:actuate="onLoad"/><svg:title/><svg:desc/></draw:frame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ova Cond" svg:font-family="Arial Nova Cond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8" svg:viewBox="0 0 20 30" svg:d="m10 0-10 30h20z"/>
    <draw:marker draw:name="a10" svg:viewBox="0 0 20 30" svg:d="m10 0-10 30h20z"/>
    <draw:stroke-dash draw:name="a24" draw:display-name="Dash" draw:style="rect" draw:dots1="1" draw:dots1-length="0.03125in" draw:dots2="0" draw:dots2-length="0in" draw:distance="0.03125in"/>
    <draw:stroke-dash draw:name="a26" draw:display-name="Dash" draw:style="rect" draw:dots1="1" draw:dots1-length="0.03125in" draw:dots2="0" draw:dots2-length="0in" draw:distance="0.03125in"/>
    <draw:stroke-dash draw:name="a28" draw:display-name="Dash" draw:style="rect" draw:dots1="1" draw:dots1-length="0.03125in" draw:dots2="0" draw:dots2-length="0in" draw:distance="0.03125in"/>
    <draw:stroke-dash draw:name="a1" draw:display-name="SysDot" draw:style="rect" draw:dots1="1" draw:dots1-length="0.01042in" draw:dots2="0" draw:dots2-length="0in" draw:distance="0.01042in"/>
    <draw:stroke-dash draw:name="a3" draw:display-name="SysDot" draw:style="rect" draw:dots1="1" draw:dots1-length="0.01042in" draw:dots2="0" draw:dots2-length="0in" draw:distance="0.01042in"/>
    <draw:stroke-dash draw:name="a40" draw:display-name="Dash" draw:style="rect" draw:dots1="1" draw:dots1-length="0.03125in" draw:dots2="0" draw:dots2-length="0in" draw:distance="0.03125in"/>
    <draw:stroke-dash draw:name="a5" draw:display-name="SysDot" draw:style="rect" draw:dots1="1" draw:dots1-length="0.01042in" draw:dots2="0" draw:dots2-length="0in" draw:distance="0.01042in"/>
    <draw:stroke-dash draw:name="a42" draw:display-name="Dash" draw:style="rect" draw:dots1="1" draw:dots1-length="0.03125in" draw:dots2="0" draw:dots2-length="0in" draw:distance="0.03125in"/>
    <draw:stroke-dash draw:name="a44" draw:display-name="Dash" draw:style="rect" draw:dots1="1" draw:dots1-length="0.03125in" draw:dots2="0" draw:dots2-length="0in" draw:distance="0.03125in"/>
    <draw:stroke-dash draw:name="a12" draw:display-name="SysDot" draw:style="rect" draw:dots1="1" draw:dots1-length="0.01042in" draw:dots2="0" draw:dots2-length="0in" draw:distance="0.01042in"/>
    <draw:stroke-dash draw:name="a14" draw:display-name="SysDot" draw:style="rect" draw:dots1="1" draw:dots1-length="0.01042in" draw:dots2="0" draw:dots2-length="0in" draw:distance="0.01042in"/>
    <draw:stroke-dash draw:name="a17" draw:display-name="SysDot" draw:style="rect" draw:dots1="1" draw:dots1-length="0.01042in" draw:dots2="0" draw:dots2-length="0in" draw:distance="0.01042in"/>
    <draw:stroke-dash draw:name="a30" draw:display-name="Dash" draw:style="rect" draw:dots1="1" draw:dots1-length="0.03125in" draw:dots2="0" draw:dots2-length="0in" draw:distance="0.03125in"/>
    <draw:stroke-dash draw:name="a32" draw:display-name="Dash" draw:style="rect" draw:dots1="1" draw:dots1-length="0.03125in" draw:dots2="0" draw:dots2-length="0in" draw:distance="0.03125in"/>
    <draw:stroke-dash draw:name="a34" draw:display-name="Dash" draw:style="rect" draw:dots1="1" draw:dots1-length="0.03125in" draw:dots2="0" draw:dots2-length="0in" draw:distance="0.03125in"/>
    <draw:stroke-dash draw:name="a36" draw:display-name="Dash" draw:style="rect" draw:dots1="1" draw:dots1-length="0.03125in" draw:dots2="0" draw:dots2-length="0in" draw:distance="0.03125in"/>
    <draw:stroke-dash draw:name="a38" draw:display-name="Dash" draw:style="rect" draw:dots1="1" draw:dots1-length="0.03125in" draw:dots2="0" draw:dots2-length="0in" draw:distance="0.03125in"/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 Kragh Nielsen</meta:initial-creator>
    <dc:creator>Mathias Kragh Nielsen</dc:creator>
    <meta:creation-date>2020-02-03T13:21:00Z</meta:creation-date>
    <dc:date>2020-02-03T14:02:00Z</dc:date>
    <meta:template xlink:href="Normal" xlink:type="simple"/>
    <meta:editing-cycles>1</meta:editing-cycles>
    <meta:editing-duration>PT2460S</meta:editing-duration>
    <meta:document-statistic meta:page-count="1" meta:paragraph-count="1" meta:word-count="5" meta:character-count="36" meta:row-count="1" meta:non-whitespace-character-count="32"/>
  </office:meta>
</office:document-meta>
</file>